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408cm"/>
    </style:style>
    <style:style style:name="co2" style:family="table-column">
      <style:table-column-properties fo:break-before="auto" style:column-width="7.21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873cm"/>
    </style:style>
    <style:style style:name="co5" style:family="table-column">
      <style:table-column-properties fo:break-before="auto" style:column-width="3.362cm"/>
    </style:style>
    <style:style style:name="co6" style:family="table-column">
      <style:table-column-properties fo:break-before="auto" style:column-width="2.896cm"/>
    </style:style>
    <style:style style:name="co7" style:family="table-column">
      <style:table-column-properties fo:break-before="auto" style:column-width="8.091cm"/>
    </style:style>
    <style:style style:name="co8" style:family="table-column">
      <style:table-column-properties fo:break-before="auto" style:column-width="5.821cm"/>
    </style:style>
    <style:style style:name="co9" style:family="table-column">
      <style:table-column-properties fo:break-before="auto" style:column-width="5.385cm"/>
    </style:style>
    <style:style style:name="co10" style:family="table-column">
      <style:table-column-properties fo:break-before="auto" style:column-width="8.227cm"/>
    </style:style>
    <style:style style:name="co11" style:family="table-column">
      <style:table-column-properties fo:break-before="auto" style:column-width="5.2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411cm" fo:break-before="auto" style:use-optimal-row-height="true"/>
    </style:style>
    <style:style style:name="ro4" style:family="table-row">
      <style:table-row-properties style:row-height="4.837cm" fo:break-before="auto" style:use-optimal-row-height="true"/>
    </style:style>
    <style:style style:name="ro5" style:family="table-row">
      <style:table-row-properties style:row-height="0.367cm" fo:break-before="auto" style:use-optimal-row-height="true"/>
    </style:style>
    <style:style style:name="ro6" style:family="table-row">
      <style:table-row-properties style:row-height="1.369cm" fo:break-before="auto" style:use-optimal-row-height="true"/>
    </style:style>
    <style:style style:name="ro7" style:family="table-row">
      <style:table-row-properties style:row-height="2.685cm" fo:break-before="auto" style:use-optimal-row-height="true"/>
    </style:style>
    <style:style style:name="ro8" style:family="table-row">
      <style:table-row-properties style:row-height="0.579cm" fo:break-before="auto" style:use-optimal-row-height="true"/>
    </style:style>
    <style:style style:name="ro9" style:family="table-row">
      <style:table-row-properties style:row-height="1.104cm" fo:break-before="auto" style:use-optimal-row-height="true"/>
    </style:style>
    <style:style style:name="ro10" style:family="table-row">
      <style:table-row-properties style:row-height="1.894cm" fo:break-before="auto" style:use-optimal-row-height="true"/>
    </style:style>
    <style:style style:name="ro11" style:family="table-row">
      <style:table-row-properties style:row-height="1.926cm" fo:break-before="auto" style:use-optimal-row-height="true"/>
    </style:style>
    <style:style style:name="ro12" style:family="table-row">
      <style:table-row-properties style:row-height="2.157cm" fo:break-before="auto" style:use-optimal-row-height="true"/>
    </style:style>
    <style:style style:name="ro13" style:family="table-row">
      <style:table-row-properties style:row-height="0.877cm" fo:break-before="auto" style:use-optimal-row-height="true"/>
    </style:style>
    <style:style style:name="ro14" style:family="table-row">
      <style:table-row-properties style:row-height="2.203cm" fo:break-before="auto" style:use-optimal-row-height="true"/>
    </style:style>
    <style:style style:name="ro15" style:family="table-row">
      <style:table-row-properties style:row-height="1.134cm" fo:break-before="auto" style:use-optimal-row-height="true"/>
    </style:style>
    <style:style style:name="ro16" style:family="table-row">
      <style:table-row-properties style:row-height="3.738cm" fo:break-before="auto" style:use-optimal-row-height="true"/>
    </style:style>
    <style:style style:name="ro17" style:family="table-row">
      <style:table-row-properties style:row-height="3.21cm" fo:break-before="auto" style:use-optimal-row-height="true"/>
    </style:style>
    <style:style style:name="ro18" style:family="table-row">
      <style:table-row-properties style:row-height="4.263cm" fo:break-before="auto" style:use-optimal-row-height="true"/>
    </style:style>
    <style:style style:name="ro19" style:family="table-row">
      <style:table-row-properties style:row-height="2.947cm" fo:break-before="auto" style:use-optimal-row-height="true"/>
    </style:style>
    <style:style style:name="ro20" style:family="table-row">
      <style:table-row-properties style:row-height="4.001cm" fo:break-before="auto" style:use-optimal-row-height="true"/>
    </style:style>
    <style:style style:name="ro21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weight-asian="normal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7pt" style:font-size-asian="7pt" style:font-size-complex="7pt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wrap-option="wrap"/>
      <style:text-properties style:font-weight-asian="normal"/>
    </style:style>
    <style:style style:name="ce11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wrap-option="wrap" fo:border="none" style:vertical-align="middle"/>
      <style:text-properties fo:font-size="7pt" style:font-size-asian="7pt" style:font-size-complex="7pt"/>
    </style:style>
    <style:style style:name="ce13" style:family="table-cell" style:parent-style-name="Default">
      <style:table-cell-properties fo:border="none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7pt" style:font-size-asian="7pt" style:font-size-complex="7pt"/>
    </style:style>
    <style:style style:name="ce17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fo:font-size="7pt" style:font-size-asian="7pt" style:font-size-complex="7pt"/>
    </style:style>
    <style:style style:name="ce18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7pt" style:font-size-asian="7pt" style:font-size-complex="7pt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20" style:family="table-cell" style:parent-style-name="Default">
      <style:table-cell-properties fo:wrap-option="wrap" fo:border="0.06pt solid #000000" style:vertical-align="top"/>
      <style:text-properties fo:font-size="7pt" style:font-size-asian="7pt" style:font-size-complex="7pt"/>
    </style:style>
    <style:style style:name="ce21" style:family="table-cell" style:parent-style-name="Default">
      <style:table-cell-properties fo:wrap-option="wrap" fo:border="0.06pt solid #000000" style:vertical-align="top"/>
      <style:text-properties style:font-name="Liberation Sans" fo:font-size="7pt" style:font-size-asian="7pt" style:font-size-complex="7pt"/>
    </style:style>
    <style:style style:name="ce22" style:family="table-cell" style:parent-style-name="Default">
      <style:table-cell-properties fo:wrap-option="wrap" fo:border="none" style:vertical-align="top"/>
      <style:text-properties fo:font-size="7pt" style:font-size-asian="7pt" style:font-size-complex="7pt"/>
    </style:style>
    <style:style style:name="ce23" style:family="table-cell" style:parent-style-name="Default">
      <style:table-cell-properties fo:border="none" style:vertical-align="top"/>
      <style:text-properties fo:font-size="7pt" style:font-size-asian="7pt" style:font-size-complex="7pt"/>
    </style:style>
    <style:style style:name="ce24" style:family="table-cell" style:parent-style-name="Default">
      <style:table-cell-properties fo:wrap-option="wrap" fo:border="0.06pt solid #000000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25" style:family="table-cell" style:parent-style-name="Default">
      <style:text-properties fo:font-size="10pt" style:font-size-asian="10pt" style:font-size-complex="10pt"/>
    </style:style>
    <style:style style:name="ce26" style:family="table-cell" style:parent-style-name="Default">
      <style:text-properties fo:font-size="8pt" style:font-size-asian="8pt" style:font-size-complex="8pt"/>
    </style:style>
    <style:style style:name="ce27" style:family="table-cell" style:parent-style-name="Default">
      <style:table-cell-properties fo:wrap-option="wrap" fo:border="0.06pt solid #000000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28" style:family="table-cell" style:parent-style-name="Default">
      <style:table-cell-properties fo:wrap-option="wrap" fo:border="none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29" style:family="table-cell" style:parent-style-name="Default">
      <style:table-cell-properties fo:wrap-option="wrap" fo:border="none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1" style:family="table-cell" style:parent-style-name="Default">
      <style:table-cell-properties fo:border="0.06pt solid #000000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2" style:family="table-cell" style:parent-style-name="Default">
      <style:table-cell-properties fo:wrap-option="wrap" fo:border="0.06pt solid #000000" style:vertical-align="top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3" style:family="table-cell" style:parent-style-name="Default">
      <style:table-cell-properties fo:wrap-option="wrap" fo:border="0.06pt solid #000000" style:vertical-align="top"/>
      <style:text-properties style:font-name="Liberation Sans" fo:font-size="7pt" style:font-name-asian="WenQuanYi Zen Hei" style:font-size-asian="7pt" style:font-name-complex="Lohit Hindi" style:font-size-complex="7pt"/>
    </style:style>
    <style:style style:name="ce34" style:family="table-cell" style:parent-style-name="Default">
      <style:text-properties fo:font-size="7pt" style:font-size-asian="7pt" style:font-size-complex="7pt"/>
    </style:style>
    <style:style style:name="ce3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font-name="Liberation Sans" fo:font-weight="bold" style:font-name-asian="WenQuanYi Zen Hei" style:font-weight-asian="bold" style:font-name-complex="Lohit Hindi" style:font-weight-complex="bold"/>
    </style:style>
    <style:style style:name="T4" style:family="text">
      <style:text-properties fo:color="#3c3c3c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T5" style:family="text">
      <style:text-properties fo:color="#3c3c3c" fo:font-size="7pt" fo:language="zxx" fo:country="none" fo:font-weight="bold" style:font-name-asian="Ubuntu" style:font-size-asian="7pt" style:language-asian="zxx" style:country-asian="none" style:font-weight-asian="bold" style:font-name-complex="Ubuntu" style:font-size-complex="7pt" style:language-complex="zxx" style:country-complex="none" style:font-weight-complex="bold"/>
    </style:style>
    <style:style style:name="T6" style:family="text">
      <style:text-properties style:font-name="Liberation Sans" style:font-name-asian="WenQuanYi Zen Hei" style:font-name-complex="Lohit Hindi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Liberation Sans" fo:font-weight="normal" style:font-name-asian="WenQuanYi Zen Hei" style:font-weight-asian="normal" style:font-name-complex="Lohit Hindi" style:font-weight-complex="normal"/>
    </style:style>
    <style:style style:name="T9" style:family="text">
      <style:text-properties style:font-name="Liberation Sans" fo:font-style="italic" fo:font-weight="normal" style:font-name-asian="WenQuanYi Zen Hei" style:font-style-asian="italic" style:font-weight-asian="normal" style:font-name-complex="Lohit Hindi" style:font-style-complex="italic" style:font-weight-complex="normal"/>
    </style:style>
    <style:style style:name="T10" style:family="text">
      <style:text-properties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T11" style:family="text">
      <style:text-properties fo:font-size="7pt" fo:language="zxx" fo:country="none" fo:font-weight="bold" style:font-name-asian="Ubuntu" style:font-size-asian="7pt" style:language-asian="zxx" style:country-asian="none" style:font-weight-asian="bold" style:font-name-complex="Ubuntu" style:font-size-complex="7pt" style:language-complex="zxx" style:country-complex="none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Liberation Sans" fo:font-style="italic" style:font-name-asian="WenQuanYi Zen Hei" style:font-style-asian="italic" style:font-name-complex="Lohit Hindi" style:font-style-complex="italic"/>
    </style:style>
    <style:style style:name="T14" style:family="text">
      <style:text-properties fo:language="zxx" fo:country="none" style:font-name-asian="Ubuntu" style:language-asian="zxx" style:country-asian="none" style:font-name-complex="Ubuntu" style:language-complex="zxx" style:country-complex="none"/>
    </style:style>
    <style:style style:name="T15" style:family="text">
      <style:text-properties fo:language="zxx" fo:country="none" fo:font-style="italic" style:font-name-asian="Ubuntu" style:language-asian="zxx" style:country-asian="none" style:font-style-asian="italic" style:font-name-complex="Ubuntu" style:language-complex="zxx" style:country-complex="none" style:font-style-complex="italic"/>
    </style:style>
    <style:style style:name="T16" style:family="text">
      <style:text-properties style:font-name-asian="WenQuanYi Zen Hei" style:font-name-complex="Lohit Hindi"/>
    </style:style>
    <style:style style:name="T17" style:family="text">
      <style:text-properties fo:font-style="italic" style:font-name-asian="WenQuanYi Zen Hei" style:font-style-asian="italic" style:font-name-complex="Lohit Hindi" style:font-style-complex="italic"/>
    </style:style>
    <style:style style:name="T18" style:family="text">
      <style:text-properties fo:font-style="normal" style:font-name-asian="WenQuanYi Zen Hei" style:font-style-asian="normal" style:font-name-complex="Lohit Hindi" style:font-style-complex="normal"/>
    </style:style>
  </office:automatic-styles>
  <office:body>
    <office:spreadsheet>
      <table:table table:name="Yakindu SCT Test Report Setup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>
            <text:p>Date of Test:</text:p>
          </table:table-cell>
          <table:table-cell table:style-name="ce2" table:formula="of:=TODAY()" office:value-type="date" office:date-value="2012-01-20">
            <text:p>20.01.12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Name:</text:p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>Surname:</text:p>
          </table:table-cell>
          <table:table-cell office:value-type="string">
            <text:p>Mustermann</text:p>
          </table:table-cell>
        </table:table-row>
        <table:table-row table:style-name="ro1">
          <table:table-cell office:value-type="string">
            <text:p>Email:</text:p>
          </table:table-cell>
          <table:table-cell office:value-type="string">
            <text:p><text:a xlink:href="mailto:max.mustermann@itemis.de">max.mustermann@itemis.d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perating System Used:</text:p>
          </table:table-cell>
          <table:table-cell office:value-type="string">
            <text:p>Linux x64</text:p>
          </table:table-cell>
        </table:table-row>
        <table:table-row table:style-name="ro1">
          <table:table-cell office:value-type="string">
            <text:p>Yakindu Version</text:p>
          </table:table-cell>
          <table:table-cell office:value-type="string">
            <text:p>SCT 2 M10</text:p>
          </table:table-cell>
        </table:table-row>
        <table:table-row table:style-name="ro1">
          <table:table-cell office:value-type="string">
            <text:p>Eclipse Version</text:p>
          </table:table-cell>
          <table:table-cell office:value-type="string">
            <text:p>Indigo (3.7)</text:p>
          </table:table-cell>
        </table:table-row>
      </table:table>
      <table:table table:name="Yakindu SCT Testcase 01 - Installatio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01-20">
            <text:p>20.01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3">
          <table:table-cell table:style-name="ce6" office:value-type="string">
            <text:p>T1.1</text:p>
          </table:table-cell>
          <table:table-cell table:style-name="ce6" office:value-type="string">
            <text:p>Add Yakindu plugins</text:p>
          </table:table-cell>
          <table:table-cell table:style-name="ce16" office:value-type="string">
            <text:p>Eclipse Modeling Distribution</text:p>
            <text:p>(<text:a xlink:href="http://www.eclipse.org/">http://www.eclipse.org</text:a>)</text:p>
          </table:table-cell>
          <table:table-cell table:style-name="ce20" office:value-type="string">
            <text:p>Click on <text:span text:style-name="T1">Help-&gt;Install</text:span> new Software...</text:p>
            <text:p>Select <text:span text:style-name="T1">Add...</text:span> in the „Install“ window</text:p>
            <text:p>Enter the update URL <text:a xlink:href="http://updates.yakindu.com/indigo/milestones/">http://updates.yakindu.com/indigo/milestones/</text:a> as Location</text:p>
            <text:p>Click on <text:span text:style-name="T2">OK</text:span> button</text:p>
          </table:table-cell>
          <table:table-cell table:style-name="ce20" office:value-type="string">
            <text:p>The content of the Yakindu update site should be displayed with two entries:</text:p>
            <text:p>- Xtext Integration Utilities</text:p>
            <text:p>- Yakindu SCT 2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3">
          <table:table-cell table:style-name="ce6" office:value-type="string">
            <text:p>T1.2</text:p>
          </table:table-cell>
          <table:table-cell table:style-name="ce6" office:value-type="string">
            <text:p>Install Yakindu</text:p>
          </table:table-cell>
          <table:table-cell table:style-name="ce6" office:value-type="string">
            <text:p>T1.1</text:p>
          </table:table-cell>
          <table:table-cell table:style-name="ce20" office:value-type="string">
            <text:p>Select Xtext Integration Utilities and Yakindu SCT 2 from the tree Click on <text:span text:style-name="T1">Next</text:span> button <text:span text:style-name="T1">twice</text:span></text:p>
            <text:p>Accept the License Agreement</text:p>
            <text:p>Select <text:span text:style-name="T1">Finish</text:span> Button to start installation</text:p>
            <text:p><text:span text:style-name="T3">If a security warning pops up continue with the installation</text:span></text:p>
          </table:table-cell>
          <table:table-cell table:style-name="ce24" office:value-type="string">
            <text:p>An information box asking you to restart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4">
          <table:table-cell table:style-name="ce6" office:value-type="string">
            <text:p>T1.3</text:p>
          </table:table-cell>
          <table:table-cell table:style-name="ce6" office:value-type="string">
            <text:p>Complete the installation</text:p>
          </table:table-cell>
          <table:table-cell table:style-name="ce6" office:value-type="string">
            <text:p>T1.2</text:p>
          </table:table-cell>
          <table:table-cell table:style-name="ce21" office:value-type="string">
            <text:p>Accept to restart Eclipse</text:p>
            <text:p><text:span text:style-name="T4">Select </text:span><text:span text:style-name="T5">Help-&gt;About Eclipse</text:span></text:p>
            <text:p><text:span text:style-name="T4">Click on </text:span><text:span text:style-name="T5">Installation Details</text:span><text:span text:style-name="T4"> button</text:span></text:p>
            <text:p><text:span text:style-name="T4">Select the </text:span><text:span text:style-name="T5">Plug-ins</text:span><text:span text:style-name="T4"> tab</text:span></text:p>
          </table:table-cell>
          <table:table-cell table:style-name="ce20" office:value-type="string">
            <text:p>Eclipse restarted and following Yakindu Plug-ins</text:p>
            <text:p>Installed:</text:p>
            <text:p/>
            <text:p>- Yakindu SCT C Generator</text:p>
            <text:p>- Yakindu SCT C++ Generator</text:p>
            <text:p>- Yakindu SCT Help</text:p>
            <text:p>- Yakindu SCT SExec Edit Support</text:p>
            <text:p>- Yakindu SCT SExec Model</text:p>
            <text:p>- Yakindu SCT SGraph Edit Support</text:p>
            <text:p><text:span text:style-name="T6">- Yakindu SCT SGraph Model</text:span></text:p>
            <text:p><text:span text:style-name="T6">- Yakindu SCT SGraph Model UI</text:span></text:p>
            <text:p><text:span text:style-name="T6">- Yakindu SCT Simulation Core</text:span></text:p>
            <text:p><text:span text:style-name="T6">- Yakindu SCT Simulation UI</text:span></text:p>
            <text:p><text:span text:style-name="T6">- Yakindu SCT SText </text:span></text:p>
            <text:p><text:span text:style-name="T6">- Yakindu SCT SText Integration</text:span></text:p>
            <text:p><text:span text:style-name="T6">- Yakindu SCT SText Resource</text:span></text:p>
            <text:p><text:span text:style-name="T6">- Yakindu SCT SText UI</text:span></text:p>
            <text:p><text:span text:style-name="T6">- Yakindu SCT UI</text:span>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5" table:number-rows-repeated="18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2 - Editor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01-20">
            <text:p>20.01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2">
          <table:table-cell table:style-name="ce6" office:value-type="string">
            <text:p>T2.1</text:p>
          </table:table-cell>
          <table:table-cell table:style-name="ce6" office:value-type="string">
            <text:p>Create a Java project</text:p>
          </table:table-cell>
          <table:table-cell table:style-name="ce6" office:value-type="string">
            <text:p>T1.3</text:p>
          </table:table-cell>
          <table:table-cell table:style-name="ce20" office:value-type="string">
            <text:p>Click on <text:span text:style-name="T1">File-&gt;New-&gt;Java Project</text:span></text:p>
            <text:p><text:span text:style-name="T7">Enter </text:span><text:span text:style-name="T1">TestProject</text:span><text:span text:style-name="T7"> as new project name</text:span></text:p>
            <text:p><text:span text:style-name="T7">Click on </text:span><text:span text:style-name="T1">Finish</text:span><text:span text:style-name="T7"> button to create the project</text:span></text:p>
          </table:table-cell>
          <table:table-cell table:style-name="ce20" office:value-type="string">
            <text:p>An new project TestProject is created in the workspace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6">
          <table:table-cell table:style-name="ce6" office:value-type="string">
            <text:p>T2.2</text:p>
          </table:table-cell>
          <table:table-cell table:style-name="ce6" office:value-type="string">
            <text:p>Create a statechart</text:p>
          </table:table-cell>
          <table:table-cell table:style-name="ce6" office:value-type="string">
            <text:p>T2.1</text:p>
          </table:table-cell>
          <table:table-cell table:style-name="ce20" office:value-type="string">
            <text:p><text:span text:style-name="T8">Press </text:span><text:span text:style-name="T3">Ctrl-N</text:span><text:span text:style-name="T8"> to open the New Wizard</text:span></text:p>
            <text:p><text:span text:style-name="T8">Expand the </text:span><text:span text:style-name="T3">Yakindu</text:span><text:span text:style-name="T8"> tree entry and select </text:span><text:span text:style-name="T3">Yakindu Statechart Model</text:span></text:p>
            <text:p><text:span text:style-name="T8">Click on </text:span><text:span text:style-name="T3">Next</text:span></text:p>
            <text:p><text:span text:style-name="T8">Enter </text:span><text:span text:style-name="T9">Staircase</text:span><text:span text:style-name="T8"> as name and click on </text:span><text:span text:style-name="T3">Finish</text:span><text:span text:style-name="T8"> button to create the statechart</text:span></text:p>
          </table:table-cell>
          <table:table-cell table:style-name="ce24" office:value-type="string">
            <text:p>Confirm Perspective Switch dialog pops up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7">
          <table:table-cell table:style-name="ce6" office:value-type="string">
            <text:p>T2.3</text:p>
          </table:table-cell>
          <table:table-cell table:style-name="ce6" office:value-type="string">
            <text:p>Complete statechart creating</text:p>
          </table:table-cell>
          <table:table-cell table:style-name="ce6" office:value-type="string">
            <text:p>T2.2</text:p>
          </table:table-cell>
          <table:table-cell table:style-name="ce27" office:value-type="string">
            <text:p><text:span text:style-name="T10">Click on </text:span><text:span text:style-name="T11">Yes</text:span><text:span text:style-name="T10"> button to enable the yakindu modeling perspective</text:span></text:p>
          </table:table-cell>
          <table:table-cell table:style-name="ce20" office:value-type="string">
            <text:p><text:span text:style-name="T6">A file named </text:span><text:span text:style-name="T13">Staircase.sct</text:span><text:span text:style-name="T6"> is created in project explorer</text:span></text:p>
            <text:p><text:span text:style-name="T6">A new visual editor view “Palette” is available.</text:span></text:p>
            <text:p><text:span text:style-name="T6">It contains different elements (Region, State...)</text:span></text:p>
            <text:p><text:span text:style-name="T6">The statechart contains the Statechart Specification Element, a Region with an Entry connected with a unnamed state</text:span></text:p>
            <text:p><text:span text:style-name="T6">The state should have an error marker with the error “A state must have a name”</text:span></text:p>
            <text:p><text:span text:style-name="T6">The Problem view should contain two errors.</text:span>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8">
          <table:table-cell table:style-name="ce6" office:value-type="string">
            <text:p>T2.4</text:p>
          </table:table-cell>
          <table:table-cell table:style-name="ce6" office:value-type="string">
            <text:p>Open Properties View</text:p>
          </table:table-cell>
          <table:table-cell table:style-name="ce6" office:value-type="string">
            <text:p>T2.3</text:p>
          </table:table-cell>
          <table:table-cell table:style-name="ce20" office:value-type="string">
            <text:p>Do a right click on the state to open the context menu</text:p>
            <text:p>Select Show Properties View</text:p>
          </table:table-cell>
          <table:table-cell table:style-name="ce20" office:value-type="string">
            <text:p>The properties view is opened displaying the selected state properties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">
          <table:table-cell table:style-name="ce6" office:value-type="string">
            <text:p>T2.5</text:p>
          </table:table-cell>
          <table:table-cell table:style-name="ce6" office:value-type="string">
            <text:p>Change state name</text:p>
          </table:table-cell>
          <table:table-cell table:style-name="ce6" office:value-type="string">
            <text:p>T2.4</text:p>
          </table:table-cell>
          <table:table-cell table:style-name="ce20" office:value-type="string">
            <text:p>Enter <text:span text:style-name="T12">LightOn</text:span> as new statename in properties view</text:p>
            <text:p>Press tab to change focus</text:p>
          </table:table-cell>
          <table:table-cell table:style-name="ce20" office:value-type="string">
            <text:p>The states name should change to<text:span text:style-name="T12"> LightOn</text:span></text:p>
            <text:p>The error markers disappear</text:p>
            <text:p>The editor is marked as dirty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9">
          <table:table-cell table:style-name="ce6" office:value-type="string">
            <text:p>T2.6</text:p>
          </table:table-cell>
          <table:table-cell table:style-name="ce6" office:value-type="string">
            <text:p>Create the LightOff State</text:p>
          </table:table-cell>
          <table:table-cell table:style-name="ce6" office:value-type="string">
            <text:p>T2.5</text:p>
          </table:table-cell>
          <table:table-cell table:style-name="ce20" office:value-type="string">
            <text:p>Click on the state icon in the tools palette</text:p>
            <text:p>Click inside the region to insert a new state</text:p>
            <text:p>Change the state name to <text:span text:style-name="T12">LightOn</text:span></text:p>
          </table:table-cell>
          <table:table-cell table:style-name="ce20" office:value-type="string">
            <text:p>A state named LightOn is created in the region</text:p>
            <text:p>following error is displayed on state:</text:p>
            <text:p>Node is not reachable due to missing incoming transition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0">
          <table:table-cell table:style-name="ce6" office:value-type="string">
            <text:p>T2.7</text:p>
          </table:table-cell>
          <table:table-cell table:style-name="ce6" office:value-type="string">
            <text:p>Create a variable and an event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Enter following code in the Statechart Specification Element:</text:p>
            <text:p/>
            <text:p>internal:</text:p>
            <text:p>var light : boolean</text:p>
            <text:p/>
            <text:p>interface:</text:p>
            <text:p>in event keypress</text:p>
          </table:table-cell>
          <table:table-cell table:style-name="ce20" office:value-type="string">
            <text:p>No specification errors should appea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1">
          <table:table-cell table:style-name="ce6" office:value-type="string">
            <text:p>T2.8</text:p>
          </table:table-cell>
          <table:table-cell table:style-name="ce6" office:value-type="string">
            <text:p>Add actions to states</text:p>
          </table:table-cell>
          <table:table-cell table:style-name="ce6" office:value-type="string">
            <text:p>T2.7</text:p>
          </table:table-cell>
          <table:table-cell table:style-name="ce20" office:value-type="string">
            <text:p>Enter following code in state specification of state <text:span text:style-name="T12">LightOff</text:span>:</text:p>
            <text:p/>
            <text:p>Entry / light = false;</text:p>
            <text:p/>
            <text:p><text:span text:style-name="T6">Enter following code in statespecification of state </text:span><text:span text:style-name="T13">LightOn</text:span><text:span text:style-name="T6">:</text:span></text:p>
            <text:p><text:span text:style-name="T6"/></text:p>
            <text:p><text:span text:style-name="T6">Entry / light = true;</text:span></text:p>
          </table:table-cell>
          <table:table-cell table:style-name="ce20" office:value-type="string">
            <text:p>No specification errors should appea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6">
          <table:table-cell table:style-name="ce6" office:value-type="string">
            <text:p>T2.9</text:p>
          </table:table-cell>
          <table:table-cell table:style-name="ce6" office:value-type="string">
            <text:p>Create Transitions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Click on the Transition icon in the palette view</text:p>
            <text:p>Connect the <text:span text:style-name="T12">LightOff</text:span> state with the <text:span text:style-name="T12">LightOn</text:span> state</text:p>
            <text:p>Enter event <text:span text:style-name="T12">Keypress</text:span> as trigger</text:p>
            <text:p>Create a second Transition from <text:span text:style-name="T12">LightOn</text:span> to <text:span text:style-name="T12">LightOff</text:span> state</text:p>
            <text:p>Enter <text:span text:style-name="T12">after 30s</text:span> as trigger</text:p>
          </table:table-cell>
          <table:table-cell table:style-name="ce20" office:value-type="string">
            <text:p>A new transition with trigger <text:span text:style-name="T12">keypress</text:span> is created</text:p>
            <text:p>A new transition with trigger <text:span text:style-name="T12">after 30s</text:span> is created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2">
          <table:table-cell table:style-name="ce6" office:value-type="string">
            <text:p>T2.10</text:p>
          </table:table-cell>
          <table:table-cell table:style-name="ce6" office:value-type="string">
            <text:p>Add additional elements</text:p>
          </table:table-cell>
          <table:table-cell table:style-name="ce6" office:value-type="string">
            <text:p>T2.9</text:p>
          </table:table-cell>
          <table:table-cell table:style-name="ce20" office:value-type="string">
            <text:p>Add following elements to the main region:</text:p>
            <text:p>- Compartment State</text:p>
            <text:p>- Shallow History</text:p>
            <text:p>- Deep History</text:p>
            <text:p>- Final State</text:p>
            <text:p>- Exit Point</text:p>
            <text:p>- Choice</text:p>
            <text:p>- Synchronization</text:p>
          </table:table-cell>
          <table:table-cell table:style-name="ce20" office:value-type="string">
            <text:p>Check if every element is drawed correctly (size, color, appearance etc.)</text:p>
            <text:p/>
            <text:p>Check if error markers are set correctly if incoming transitions or names are missing.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6">
          <table:table-cell table:style-name="ce6" office:value-type="string">
            <text:p>T2.11</text:p>
          </table:table-cell>
          <table:table-cell table:style-name="ce6" office:value-type="string">
            <text:p>Copy &amp; Paste</text:p>
          </table:table-cell>
          <table:table-cell table:style-name="ce6" office:value-type="string">
            <text:p>T2.10</text:p>
          </table:table-cell>
          <table:table-cell table:style-name="ce20" office:value-type="string">
            <text:p>Select the main region</text:p>
            <text:p>Select <text:span text:style-name="T1">Edit-&gt;Copy</text:span> (CTRL+C) <text:s/>to copy the region</text:p>
            <text:p>Select the diagram canvas</text:p>
            <text:p>Select <text:span text:style-name="T1">Edit-&gt;Paste</text:span> (CTRL+V) to paste a copy of the region to the canvas</text:p>
          </table:table-cell>
          <table:table-cell table:style-name="ce20" office:value-type="string">
            <text:p>Region should be copied with all including elements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">
          <table:table-cell table:style-name="ce6" office:value-type="string">
            <text:p>T2.12</text:p>
          </table:table-cell>
          <table:table-cell table:style-name="ce6" office:value-type="string">
            <text:p>Delete</text:p>
          </table:table-cell>
          <table:table-cell table:style-name="ce6" office:value-type="string">
            <text:p>T2.11</text:p>
          </table:table-cell>
          <table:table-cell table:style-name="ce20" office:value-type="string">
            <text:p>Remove following elements from the diagram:</text:p>
            <text:p>- Copied Region</text:p>
            <text:p>- Elements added in T.2.10</text:p>
          </table:table-cell>
          <table:table-cell table:style-name="ce20" office:value-type="string">
            <text:p>All elements should be removed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5" table:number-rows-repeated="9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3 - Simulatio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01-20">
            <text:p>20.01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12">
          <table:table-cell table:style-name="ce6" office:value-type="string">
            <text:p>T3.1</text:p>
          </table:table-cell>
          <table:table-cell table:style-name="ce6" office:value-type="string">
            <text:p>Run Configuration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Select the TestProject</text:p>
            <text:p>Select <text:span text:style-name="T1">Run-&gt;Run Configurations...</text:span></text:p>
            <text:p>Select Yakindu Statechart</text:p>
            <text:p>Click on the <text:span text:style-name="T1">New</text:span> button (Upper left corner)</text:p>
            <text:p>Enter <text:span text:style-name="T12">Staircase</text:span> as name</text:p>
            <text:p>Choose <text:span text:style-name="T12">Staircase.sct</text:span> as model file</text:p>
            <text:p>Click on <text:span text:style-name="T1">Apply</text:span> button to save settings</text:p>
            <text:p>Click on <text:span text:style-name="T1">Run</text:span> button to start simulation</text:p>
          </table:table-cell>
          <table:table-cell table:style-name="ce20" office:value-type="string">
            <text:p>The simulation is started</text:p>
            <text:p>The <text:span text:style-name="T12">SC Simulation</text:span> perspective is enabled</text:p>
            <text:p>State <text:span text:style-name="T12">LightOff</text:span> is highlighted (red)</text:p>
            <text:p>The Declarations View displays the variable <text:span text:style-name="T12">light</text:span> (Value false) and the <text:s/>event <text:span text:style-name="T12">keypress</text:span>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2">
          <table:table-cell table:style-name="ce6" office:value-type="string">
            <text:p>T3.2</text:p>
          </table:table-cell>
          <table:table-cell table:style-name="ce6" office:value-type="string">
            <text:p>Change the state</text:p>
          </table:table-cell>
          <table:table-cell table:style-name="ce6" office:value-type="string">
            <text:p>T3.1</text:p>
          </table:table-cell>
          <table:table-cell table:style-name="ce20" office:value-type="string">
            <text:p>Click on the event <text:span text:style-name="T12">keypress</text:span> in the Declarations View</text:p>
          </table:table-cell>
          <table:table-cell table:style-name="ce24" office:value-type="string">
            <text:p>State <text:span text:style-name="T12">LightOn</text:span> is highlighted (red)</text:p>
            <text:p>The transition from <text:span text:style-name="T12">LightOff</text:span> to <text:span text:style-name="T12">LightOn</text:span> is colored green</text:p>
            <text:p>Variable <text:span text:style-name="T12">light</text:span> is set to true</text:p>
            <text:p/>
            <text:p>After 30 seconds state<text:span text:style-name="T12"> LightOff</text:span> and it's incoming transition are highlighted</text:p>
            <text:p>Variable <text:span text:style-name="T12">light</text:span> is set to false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">
          <table:table-cell table:style-name="ce6" office:value-type="string">
            <text:p>T3.3</text:p>
          </table:table-cell>
          <table:table-cell table:style-name="ce6" office:value-type="string">
            <text:p>Stop the simulation</text:p>
          </table:table-cell>
          <table:table-cell table:style-name="ce6" office:value-type="string">
            <text:p>T3.2</text:p>
          </table:table-cell>
          <table:table-cell table:style-name="ce27" office:value-type="string">
            <text:p>Click on the <text:span text:style-name="T1">Terminate</text:span> button in the Debug View to stop the simulation</text:p>
          </table:table-cell>
          <table:table-cell table:style-name="ce20" office:value-type="string">
            <text:p>Simulation is stopped</text:p>
            <text:p>No state is highlighted</text:p>
            <text:p>The Declarations View is empty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5" table:number-rows-repeated="6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5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4 - Help Integratio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01-20">
            <text:p>20.01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8">
          <table:table-cell table:style-name="ce6" office:value-type="string">
            <text:p>T4.1</text:p>
          </table:table-cell>
          <table:table-cell table:style-name="ce6" office:value-type="string">
            <text:p>Open Help Documentation</text:p>
          </table:table-cell>
          <table:table-cell table:style-name="ce6" office:value-type="string">
            <text:p>T1.2</text:p>
          </table:table-cell>
          <table:table-cell table:style-name="ce20" office:value-type="string">
            <text:p>Click on Help-&gt;Help Contents</text:p>
            <text:p>Select Yakindu Statechart Tools Guide</text:p>
          </table:table-cell>
          <table:table-cell table:style-name="ce20" office:value-type="string">
            <text:p>Check if YAKINDU help contains list of contents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5">
          <table:table-cell table:style-name="ce7"/>
          <table:table-cell table:style-name="ce12"/>
          <table:table-cell table:style-name="ce7"/>
          <table:table-cell table:style-name="ce22"/>
          <table:table-cell table:style-name="ce29"/>
          <table:table-cell table:style-name="ce22" table:number-columns-repeated="2"/>
          <table:table-cell table:style-name="ce26" table:number-columns-repeated="1017"/>
        </table:table-row>
        <table:table-row table:style-name="ro5">
          <table:table-cell table:style-name="ce7"/>
          <table:table-cell table:style-name="ce12"/>
          <table:table-cell table:style-name="ce7"/>
          <table:table-cell table:style-name="ce28"/>
          <table:table-cell table:style-name="ce22" table:number-columns-repeated="3"/>
          <table:table-cell table:style-name="ce26" table:number-columns-repeated="1017"/>
        </table:table-row>
        <table:table-row table:style-name="ro5" table:number-rows-repeated="6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5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5 - Validatio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01-20">
            <text:p>20.01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13">
          <table:table-cell table:style-name="ce6" office:value-type="string">
            <text:p>T5.1</text:p>
          </table:table-cell>
          <table:table-cell table:style-name="ce6" office:value-type="string">
            <text:p>Open valid example statechart</text:p>
          </table:table-cell>
          <table:table-cell table:style-name="ce6" office:value-type="string">
            <text:p>checkout TestExpressions.sct from svn repository</text:p>
          </table:table-cell>
          <table:table-cell table:style-name="ce6" office:value-type="string">
            <text:p>Open statechart TestExpressions.sct</text:p>
          </table:table-cell>
          <table:table-cell table:style-name="ce20" office:value-type="string">
            <text:p>Statechart should be loaded without any errors on expressions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3">
          <table:table-cell table:style-name="ce6" office:value-type="string">
            <text:p>T5.2</text:p>
          </table:table-cell>
          <table:table-cell table:style-name="ce6" office:value-type="string">
            <text:p>Open ExpressionError01.sct</text:p>
          </table:table-cell>
          <table:table-cell table:style-name="ce6" office:value-type="string">
            <text:p>checkout ExpressionError01.sct from svn repository</text:p>
          </table:table-cell>
          <table:table-cell table:style-name="ce6" office:value-type="string">
            <text:p>Open statechart ExpressionError01.sct</text:p>
          </table:table-cell>
          <table:table-cell table:style-name="ce20" office:value-type="string">
            <text:p>There should be five error markers with error message:</text:p>
            <text:p/>
            <text:p>"entry, exit, oncycle and always events are allowed as local reactions only.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4">
          <table:table-cell table:style-name="ce6" office:value-type="string">
            <text:p>T5.3</text:p>
          </table:table-cell>
          <table:table-cell table:style-name="ce6" office:value-type="string">
            <text:p>Open ExpressionError02.sct</text:p>
          </table:table-cell>
          <table:table-cell table:style-name="ce6" office:value-type="string">
            <text:p>checkout ExpressionError02.sct from svn repository</text:p>
          </table:table-cell>
          <table:table-cell table:style-name="ce6" office:value-type="string">
            <text:p>Open statechart ExpressionError02.sct</text:p>
          </table:table-cell>
          <table:table-cell table:style-name="ce20" office:value-type="string">
            <text:p>There should be an error marker on statechart <text:s/>specification with error message:</text:p>
            <text:p/>
            <text:p>“Entry events are not allowed in statechart definition.”</text:p>
            <text:p/>
            <text:p>“Exit events are not allowed in statechart definition.”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3">
          <table:table-cell table:style-name="ce6" office:value-type="string">
            <text:p>T5.4</text:p>
          </table:table-cell>
          <table:table-cell table:style-name="ce6" office:value-type="string">
            <text:p>Open ExpressionError03.sct</text:p>
          </table:table-cell>
          <table:table-cell table:style-name="ce6" office:value-type="string">
            <text:p>checkout ExpressionError03.sct from svn repository</text:p>
          </table:table-cell>
          <table:table-cell table:style-name="ce6" office:value-type="string">
            <text:p>Open statechart ExpressionError03.sct</text:p>
          </table:table-cell>
          <table:table-cell table:style-name="ce20" office:value-type="string">
            <text:p>There should be an error marker on statechart specification with error message:</text:p>
            <text:p/>
            <text:p>"In/Out declarations are not allowed in internal scope.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3">
          <table:table-cell table:style-name="ce6" office:value-type="string">
            <text:p>T5.5</text:p>
          </table:table-cell>
          <table:table-cell table:style-name="ce6" office:value-type="string">
            <text:p>Open ExpressionError04.sct</text:p>
          </table:table-cell>
          <table:table-cell table:style-name="ce6" office:value-type="string">
            <text:p>checkout ExpressionError04.sct from svn repository</text:p>
          </table:table-cell>
          <table:table-cell table:style-name="ce6" office:value-type="string">
            <text:p>Open statechart ExpressionError04.sct</text:p>
          </table:table-cell>
          <table:table-cell table:style-name="ce20" office:value-type="string">
            <text:p>There should be an error marker on statechart specification with error message:</text:p>
            <text:p/>
            <text:p>"Local declarations are not allowed in interface scope.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5">
          <table:table-cell table:style-name="ce6" office:value-type="string">
            <text:p>T5.6</text:p>
          </table:table-cell>
          <table:table-cell table:style-name="ce6" office:value-type="string">
            <text:p>Open ExpressionError05.sct</text:p>
          </table:table-cell>
          <table:table-cell table:style-name="ce6" office:value-type="string">
            <text:p>checkout ExpressionError05.sct from svn repository</text:p>
          </table:table-cell>
          <table:table-cell table:style-name="ce6" office:value-type="string">
            <text:p>Open statechart ExpressionError05.sct</text:p>
          </table:table-cell>
          <table:table-cell table:style-name="ce20" office:value-type="string">
            <text:p>There should be an error marker on statechart specification with error message:</text:p>
            <text:p/>
            <text:p>"It can only exist one default/unnamed interface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5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5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6 - Expression Language Proposal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01-20">
            <text:p>20.01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16">
          <table:table-cell table:style-name="ce6" office:value-type="string">
            <text:p>T6.1</text:p>
          </table:table-cell>
          <table:table-cell table:style-name="ce6" office:value-type="string">
            <text:p>Extend statechart interface</text:p>
          </table:table-cell>
          <table:table-cell table:style-name="ce6" office:value-type="string">
            <text:p>T1.2</text:p>
          </table:table-cell>
          <table:table-cell table:style-name="ce20" office:value-type="string">
            <text:p>Extend the Statechart specification:</text:p>
            <text:p/>
            <text:p>Namespace Staircase</text:p>
            <text:p>internal:</text:p>
            <text:p>var light : boolean</text:p>
            <text:p/>
            <text:p>interface A:</text:p>
            <text:p>in event keypress</text:p>
            <text:p/>
            <text:p>interface B:</text:p>
            <text:p>in event keypress</text:p>
            <text:p/>
            <text:p><text:span text:style-name="T6">Select transition with </text:span><text:span text:style-name="T13">keypress</text:span><text:span text:style-name="T6"> trigger</text:span></text:p>
            <text:p><text:span text:style-name="T6">Enter an A. before </text:span><text:span text:style-name="T13">keypress</text:span><text:span text:style-name="T6"> to qualify the event</text:span></text:p>
          </table:table-cell>
          <table:table-cell table:style-name="ce20" office:value-type="string">
            <text:p>Qualified events as transition trigge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7">
          <table:table-cell table:style-name="ce30" office:value-type="string">
            <text:p>T6.2</text:p>
          </table:table-cell>
          <table:table-cell table:style-name="ce30" office:value-type="string">
            <text:p>Create another statechart</text:p>
          </table:table-cell>
          <table:table-cell table:style-name="ce30" office:value-type="string">
            <text:p>T6.1</text:p>
          </table:table-cell>
          <table:table-cell table:style-name="ce31" office:value-type="string">
            <text:p>Create a new statechart and name it <text:span text:style-name="T12">OtherStatechart</text:span></text:p>
            <text:p>Set a name to the state created by the wizard to solve the error</text:p>
            <text:p><text:span text:style-name="T6">Extend the statechart specification:</text:span></text:p>
            <text:p><text:span text:style-name="T6"/></text:p>
            <text:p><text:span text:style-name="T6">namespace OtherStatechart</text:span></text:p>
            <text:p><text:span text:style-name="T6">interface A:</text:span></text:p>
            <text:p><text:span text:style-name="T6">out event e1</text:span></text:p>
            <text:p><text:span text:style-name="T6">in event e2</text:span></text:p>
            <text:p><text:span text:style-name="T6"/></text:p>
            <text:p><text:span text:style-name="T6">interface B:</text:span></text:p>
            <text:p><text:span text:style-name="T6">out event e1</text:span></text:p>
            <text:p><text:span text:style-name="T6">in event e2</text:span></text:p>
          </table:table-cell>
          <table:table-cell table:style-name="ce32" office:value-type="string">
            <text:p>A new statechart OtherStatechart with two interfaces created </text:p>
          </table:table-cell>
          <table:table-cell table:style-name="ce31" table:number-columns-repeated="2"/>
          <table:table-cell table:style-name="ce34" table:number-columns-repeated="1017"/>
        </table:table-row>
        <table:table-row table:style-name="ro18">
          <table:table-cell table:style-name="ce6" office:value-type="string">
            <text:p>T6.3</text:p>
          </table:table-cell>
          <table:table-cell table:style-name="ce6" office:value-type="string">
            <text:p>Test State Proposals</text:p>
          </table:table-cell>
          <table:table-cell table:style-name="ce6" office:value-type="string">
            <text:p>T6.2</text:p>
          </table:table-cell>
          <table:table-cell table:style-name="ce20" office:value-type="string">
            <text:p>Open statechart <text:span text:style-name="T12">Staircase.sct</text:span></text:p>
            <text:p>Select state LightOff</text:p>
            <text:p>Open properties view</text:p>
            <text:p>Place the cursor in the state specification and press CTRL+Space</text:p>
          </table:table-cell>
          <table:table-cell table:style-name="ce24" office:value-type="string">
            <text:p>Only following proposals should be displayed:</text:p>
            <text:p>- keypress – Staircase.A.keypress</text:p>
            <text:p>- keypress – Staircase.B.keypress</text:p>
            <text:p>- #</text:p>
            <text:p>- [</text:p>
            <text:p>- after</text:p>
            <text:p>- always</text:p>
            <text:p>- default</text:p>
            <text:p>- else</text:p>
            <text:p>- entry</text:p>
            <text:p>- entrypoint</text:p>
            <text:p>- every</text:p>
            <text:p>- exit</text:p>
            <text:p>- exitpoint</text:p>
            <text:p>- oncycle</text:p>
            <text:p>- false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9">
          <table:table-cell table:style-name="ce6" office:value-type="string">
            <text:p>T6.4</text:p>
          </table:table-cell>
          <table:table-cell table:style-name="ce6" office:value-type="string">
            <text:p>Test Connection Proposals</text:p>
          </table:table-cell>
          <table:table-cell table:style-name="ce6" office:value-type="string">
            <text:p>T6.3</text:p>
          </table:table-cell>
          <table:table-cell table:style-name="ce27" office:value-type="string">
            <text:p>Select transition with trigger <text:span text:style-name="T12">A.keypress</text:span> Open properties view</text:p>
            <text:p>Move cursor before <text:span text:style-name="T12">A.keypress</text:span> and press CTRL-Space</text:p>
          </table:table-cell>
          <table:table-cell table:style-name="ce33" office:value-type="string">
            <text:p><text:span text:style-name="T16">Only following proposals should be displayed:</text:span></text:p>
            <text:p><text:span text:style-name="T16">- keypress – Staircase.A.keypress</text:span></text:p>
            <text:p><text:span text:style-name="T16">- keypress – Staircase.B.keypress</text:span></text:p>
            <text:p><text:span text:style-name="T16">- #</text:span></text:p>
            <text:p><text:span text:style-name="T16">- /</text:span></text:p>
            <text:p><text:span text:style-name="T16">- [</text:span></text:p>
            <text:p><text:span text:style-name="T16">- after</text:span></text:p>
            <text:p><text:span text:style-name="T16">- always</text:span></text:p>
            <text:p><text:span text:style-name="T16">- default</text:span></text:p>
            <text:p><text:span text:style-name="T16">- else</text:span></text:p>
            <text:p><text:span text:style-name="T16">- entry</text:span>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3">
          <table:table-cell table:style-name="ce6" office:value-type="string">
            <text:p>T6.5</text:p>
          </table:table-cell>
          <table:table-cell table:style-name="ce6" office:value-type="string">
            <text:p>Test Connection Proposals</text:p>
          </table:table-cell>
          <table:table-cell table:style-name="ce6" office:value-type="string">
            <text:p>T6.4</text:p>
          </table:table-cell>
          <table:table-cell table:style-name="ce27" office:value-type="string">
            <text:p><text:span text:style-name="T14">Move cursor after </text:span><text:span text:style-name="T15">A.keypress</text:span><text:span text:style-name="T14"> and press CTRL-Space</text:span></text:p>
          </table:table-cell>
          <table:table-cell table:style-name="ce33" office:value-type="string">
            <text:p><text:span text:style-name="T16">Only following proposals should be displayed:</text:span></text:p>
            <text:p><text:span text:style-name="T16">- #</text:span></text:p>
            <text:p><text:span text:style-name="T16">- ,</text:span></text:p>
            <text:p><text:span text:style-name="T16">- /</text:span></text:p>
            <text:p><text:span text:style-name="T16">- [</text:span>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5" table:number-rows-repeated="5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5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7 - Custom Generator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01-20">
            <text:p>20.01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20">
          <table:table-cell table:style-name="ce30" office:value-type="string">
            <text:p>T7.1</text:p>
          </table:table-cell>
          <table:table-cell table:style-name="ce35" office:value-type="string">
            <text:p>Create Xpand Generator</text:p>
          </table:table-cell>
          <table:table-cell table:style-name="ce35" office:value-type="string">
            <text:p>T2.6</text:p>
            <text:p>Xpand (via Install Modeling Components)</text:p>
          </table:table-cell>
          <table:table-cell table:style-name="ce31" office:value-type="string">
            <text:p>Select the TestProject in the Package Explorer</text:p>
            <text:p>Select <text:span text:style-name="T1">File-&gt;New-&gt;Project...</text:span></text:p>
            <text:p/>
            <text:p>Select <text:span text:style-name="T1">Yakindu-&gt;YAKINDU Xpand Generator Project</text:span></text:p>
            <text:p>Click on <text:span text:style-name="T1">Next</text:span> button</text:p>
            <text:p/>
            <text:p>Enter <text:span text:style-name="T12">TestProject.generator.xpand</text:span> as Project name</text:p>
            <text:p>Check Configure for Plugin Export with following settings:</text:p>
            <text:p>- Generator ID: <text:span text:style-name="T12">custom::xpand</text:span></text:p>
            <text:p>- Generator name: <text:span text:style-name="T12">xpand text generator</text:span></text:p>
            <text:p>- Generator class: <text:span text:style-name="T12">testproject.generator.xpand.TextGenerator</text:span></text:p>
            <text:p>- Generator description: <text:span text:style-name="T12">A generator to create text</text:span></text:p>
            <text:p/>
            <text:p>Check Create Feature Library checkbox</text:p>
            <text:p>Click on <text:span text:style-name="T1">Finish</text:span> button</text:p>
          </table:table-cell>
          <table:table-cell table:style-name="ce32" office:value-type="string">
            <text:p>Project TestProject.generator.xpand created in workspace</text:p>
            <text:p/>
          </table:table-cell>
          <table:table-cell table:style-name="ce31" table:number-columns-repeated="2"/>
          <table:table-cell table:style-name="ce34" table:number-columns-repeated="1017"/>
        </table:table-row>
        <table:table-row table:style-name="ro17">
          <table:table-cell table:style-name="ce6" office:value-type="string">
            <text:p>T7.2</text:p>
          </table:table-cell>
          <table:table-cell table:style-name="ce35" office:value-type="string">
            <text:p>Create Xtend2/Java Generator</text:p>
          </table:table-cell>
          <table:table-cell table:style-name="ce35" office:value-type="string">
            <text:p>T2.6</text:p>
            <text:p>Xtext (via Install Modeling Components)</text:p>
          </table:table-cell>
          <table:table-cell table:style-name="ce31" office:value-type="string">
            <text:p>Select the TestProject in the Package Explorer</text:p>
            <text:p>Select <text:span text:style-name="T1">File-&gt;New-&gt;Project...</text:span></text:p>
            <text:p/>
            <text:p>Select <text:span text:style-name="T1">Yakindu-&gt;YAKINDU Xtend2/Java Generator Project</text:span></text:p>
            <text:p>Click on <text:span text:style-name="T1">Next</text:span> button</text:p>
            <text:p/>
            <text:p>Enter <text:span text:style-name="T12">TestProject.generator.xtend</text:span> as Project name</text:p>
            <text:p>Enter <text:span text:style-name="T12">testproject.generator.xtend.XtendGenerator</text:span> as Generator class</text:p>
            <text:p/>
            <text:p>Check <text:span text:style-name="T1">Use Xtend</text:span> checkbox</text:p>
            <text:p/>
            <text:p>Click on <text:span text:style-name="T1">Finish</text:span> button</text:p>
          </table:table-cell>
          <table:table-cell table:style-name="ce32" office:value-type="string">
            <text:p>TestProject.generator.xtend created in workspace</text:p>
            <text:p/>
          </table:table-cell>
          <table:table-cell table:style-name="ce31" table:number-columns-repeated="2"/>
          <table:table-cell table:style-name="ce26" table:number-columns-repeated="1017"/>
        </table:table-row>
        <table:table-row table:style-name="ro5" table:number-rows-repeated="5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5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8 - Genmodel Wizard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01-20">
            <text:p>20.01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12">
          <table:table-cell table:style-name="ce30" office:value-type="string">
            <text:p>T8.1</text:p>
          </table:table-cell>
          <table:table-cell table:style-name="ce35" office:value-type="string">
            <text:p>Create Generator Model</text:p>
            <text:p>for Java</text:p>
          </table:table-cell>
          <table:table-cell table:style-name="ce30" office:value-type="string">
            <text:p>T2.6</text:p>
          </table:table-cell>
          <table:table-cell table:style-name="ce31" office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YAKINDU Statechart Generator Model</text:span></text:p>
            <text:p>Click on <text:span text:style-name="T1">Next</text:span> button</text:p>
            <text:p>Set the name to S<text:span text:style-name="T12">taircaseJava.sgen</text:span></text:p>
            <text:p>Click on <text:span text:style-name="T1">Next</text:span> button</text:p>
            <text:p>Select <text:span text:style-name="T1">YAKINDU Java Code Generator</text:span> and check <text:span text:style-name="T1">Staircase.sct</text:span></text:p>
            <text:p>Click on <text:span text:style-name="T1">Finish</text:span> button</text:p>
          </table:table-cell>
          <table:table-cell table:style-name="ce32" office:value-type="string">
            <text:p>File <text:span text:style-name="T12">StaircaseJava.sgen</text:span> created with initial settings</text:p>
            <text:p>Folder <text:span text:style-name="T12">src-gen</text:span> created by builder</text:p>
          </table:table-cell>
          <table:table-cell table:style-name="ce31" table:number-columns-repeated="2"/>
          <table:table-cell table:style-name="ce34" table:number-columns-repeated="1017"/>
        </table:table-row>
        <table:table-row table:style-name="ro8">
          <table:table-cell table:style-name="ce30" office:value-type="string">
            <text:p>T8.1.1</text:p>
          </table:table-cell>
          <table:table-cell table:style-name="ce35" office:value-type="string">
            <text:p>Change Output Folder</text:p>
          </table:table-cell>
          <table:table-cell table:style-name="ce30" office:value-type="string">
            <text:p>T8.1</text:p>
          </table:table-cell>
          <table:table-cell table:style-name="ce31" office:value-type="string">
            <text:p>Open file <text:span text:style-name="T12">StaircaseJava.sgen</text:span></text:p>
            <text:p>Change targetFolder to <text:span text:style-name="T12">src-gen-java</text:span></text:p>
          </table:table-cell>
          <table:table-cell table:style-name="ce32" office:value-type="string">
            <text:p>Folder <text:span text:style-name="T12">src-gen-java</text:span> with generated code created.</text:p>
          </table:table-cell>
          <table:table-cell table:style-name="ce31" table:number-columns-repeated="2"/>
          <table:table-cell table:style-name="ce34" table:number-columns-repeated="1017"/>
        </table:table-row>
        <table:table-row table:style-name="ro12">
          <table:table-cell table:style-name="ce6" office:value-type="string">
            <text:p>T8.2</text:p>
          </table:table-cell>
          <table:table-cell table:style-name="ce6" office:value-type="string">
            <text:p>Create Generator Model</text:p>
            <text:p>for C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<text:span text:style-name="T6">Select </text:span><text:span text:style-name="T3">TestProject</text:span><text:span text:style-name="T6"> in Package Explorer</text:span></text:p>
            <text:p><text:span text:style-name="T6">Select </text:span><text:span text:style-name="T3">File-&gt;New-&gt;Other</text:span><text:span text:style-name="T6"> (CTRL+N) from the menu</text:span></text:p>
            <text:p><text:span text:style-name="T6">Select </text:span><text:span text:style-name="T3">Yakindu-&gt;YAKINDU Statechart Generator Model</text:span></text:p>
            <text:p><text:span text:style-name="T6">Click on </text:span><text:span text:style-name="T3">Next</text:span><text:span text:style-name="T6"> button</text:span></text:p>
            <text:p><text:span text:style-name="T6">Set the name to S</text:span><text:span text:style-name="T13">taircaseC.sgen</text:span></text:p>
            <text:p><text:span text:style-name="T6">Click on </text:span><text:span text:style-name="T3">Next</text:span><text:span text:style-name="T6"> button</text:span></text:p>
            <text:p><text:span text:style-name="T6">Select </text:span><text:span text:style-name="T3">YAKINDU C Code Generator</text:span><text:span text:style-name="T6"> and check </text:span><text:span text:style-name="T3">Staircase.sct</text:span></text:p>
            <text:p><text:span text:style-name="T6">Click on </text:span><text:span text:style-name="T3">Finish</text:span><text:span text:style-name="T6"> button</text:span></text:p>
          </table:table-cell>
          <table:table-cell table:style-name="ce32" office:value-type="string">
            <text:p>File <text:span text:style-name="T12">StaircaseC.sgen</text:span> created with initial settings</text:p>
            <text:p>Folder <text:span text:style-name="T12">src-gen</text:span> created by builde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8">
          <table:table-cell table:style-name="ce30" office:value-type="string">
            <text:p>T8.2.1</text:p>
          </table:table-cell>
          <table:table-cell table:style-name="ce35" office:value-type="string">
            <text:p>Change Output Folder</text:p>
          </table:table-cell>
          <table:table-cell table:style-name="ce30" office:value-type="string">
            <text:p>T8.2</text:p>
          </table:table-cell>
          <table:table-cell table:style-name="ce31" office:value-type="string">
            <text:p>Open file <text:span text:style-name="T12">StaircaseC.sgen</text:span></text:p>
            <text:p>Change targetFolder to <text:span text:style-name="T12">src-gen-c</text:span></text:p>
          </table:table-cell>
          <table:table-cell table:style-name="ce32" office:value-type="string">
            <text:p>Folder <text:span text:style-name="T12">src-gen-c</text:span> with generated code created.</text:p>
          </table:table-cell>
          <table:table-cell table:style-name="ce31" table:number-columns-repeated="2"/>
          <table:table-cell table:style-name="ce34" table:number-columns-repeated="1017"/>
        </table:table-row>
        <table:table-row table:style-name="ro12">
          <table:table-cell table:style-name="ce6" office:value-type="string">
            <text:p>T8.3</text:p>
          </table:table-cell>
          <table:table-cell table:style-name="ce6" office:value-type="string">
            <text:p>Create Generator Model</text:p>
            <text:p>for C++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<text:span text:style-name="T6">Select </text:span><text:span text:style-name="T3">TestProject</text:span><text:span text:style-name="T6"> in Package Explorer</text:span></text:p>
            <text:p><text:span text:style-name="T6">Select </text:span><text:span text:style-name="T3">File-&gt;New-&gt;Other</text:span><text:span text:style-name="T6"> (CTRL+N) from the menu</text:span></text:p>
            <text:p><text:span text:style-name="T6">Select </text:span><text:span text:style-name="T3">Yakindu-&gt;YAKINDU Statechart Generator Model</text:span></text:p>
            <text:p><text:span text:style-name="T6">Click on </text:span><text:span text:style-name="T3">Next</text:span><text:span text:style-name="T6"> button</text:span></text:p>
            <text:p><text:span text:style-name="T6">Set the name to S</text:span><text:span text:style-name="T13">taircaseC++.sgen</text:span></text:p>
            <text:p><text:span text:style-name="T6">Click on </text:span><text:span text:style-name="T3">Next</text:span><text:span text:style-name="T6"> button</text:span></text:p>
            <text:p><text:span text:style-name="T6">Select </text:span><text:span text:style-name="T3">YAKINDU C++ Code Generator</text:span><text:span text:style-name="T6"> and check </text:span><text:span text:style-name="T3">Staircase.sct</text:span></text:p>
            <text:p><text:span text:style-name="T6">Click on </text:span><text:span text:style-name="T3">Finish</text:span><text:span text:style-name="T6"> button</text:span></text:p>
          </table:table-cell>
          <table:table-cell table:style-name="ce32" office:value-type="string">
            <text:p>File <text:span text:style-name="T12">StaircaseC++.sgen</text:span> created with initial settings</text:p>
            <text:p>Folder <text:span text:style-name="T12">src-gen</text:span> created by builde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8">
          <table:table-cell table:style-name="ce30" office:value-type="string">
            <text:p>T8.3.1</text:p>
          </table:table-cell>
          <table:table-cell table:style-name="ce35" office:value-type="string">
            <text:p>Change Output Folder</text:p>
          </table:table-cell>
          <table:table-cell table:style-name="ce30" office:value-type="string">
            <text:p>T8.2</text:p>
          </table:table-cell>
          <table:table-cell table:style-name="ce31" office:value-type="string">
            <text:p>Open file <text:span text:style-name="T12">StaircaseC++.sgen</text:span></text:p>
            <text:p>Change targetFolder to <text:span text:style-name="T12">src-gen-cpp</text:span></text:p>
          </table:table-cell>
          <table:table-cell table:style-name="ce32" office:value-type="string">
            <text:p>Folder <text:span text:style-name="T12">src-gen-cpp</text:span> with generated code created.</text:p>
          </table:table-cell>
          <table:table-cell table:style-name="ce31" table:number-columns-repeated="2"/>
          <table:table-cell table:style-name="ce34" table:number-columns-repeated="1017"/>
        </table:table-row>
        <table:table-row table:style-name="ro12">
          <table:table-cell table:style-name="ce6" office:value-type="string">
            <text:p>T8.4</text:p>
          </table:table-cell>
          <table:table-cell table:style-name="ce6" office:value-type="string">
            <text:p>Create Generator Model</text:p>
            <text:p>for Custom Xpand Generator</text:p>
          </table:table-cell>
          <table:table-cell table:style-name="ce6" office:value-type="string">
            <text:p>T7.1</text:p>
          </table:table-cell>
          <table:table-cell table:style-name="ce20" office:value-type="string">
            <text:p><text:span text:style-name="T6">Select </text:span><text:span text:style-name="T3">TestProject</text:span><text:span text:style-name="T6"> in Package Explorer</text:span></text:p>
            <text:p><text:span text:style-name="T6">Select </text:span><text:span text:style-name="T3">File-&gt;New-&gt;Other</text:span><text:span text:style-name="T6"> (CTRL+N) from the menu</text:span></text:p>
            <text:p><text:span text:style-name="T6">Select </text:span><text:span text:style-name="T3">Yakindu-&gt;YAKINDU Statechart Generator Model</text:span></text:p>
            <text:p><text:span text:style-name="T6">Click on </text:span><text:span text:style-name="T3">Next</text:span><text:span text:style-name="T6"> button</text:span></text:p>
            <text:p><text:span text:style-name="T6">Set the name to S</text:span><text:span text:style-name="T13">taircaseXpand.sgen</text:span></text:p>
            <text:p><text:span text:style-name="T6">Click on </text:span><text:span text:style-name="T3">Next</text:span><text:span text:style-name="T6"> button</text:span></text:p>
            <text:p><text:span text:style-name="T6">Select </text:span><text:span text:style-name="T3">YAKINDU Xpand-based Generator</text:span><text:span text:style-name="T6"> and check </text:span><text:span text:style-name="T3">Staircase.sct</text:span></text:p>
            <text:p><text:span text:style-name="T6">Click on </text:span><text:span text:style-name="T3">Finish</text:span><text:span text:style-name="T6"> button</text:span></text:p>
          </table:table-cell>
          <table:table-cell table:style-name="ce32" office:value-type="string">
            <text:p>File <text:span text:style-name="T12">StaircaseXpand.sgen</text:span> created with initial settings</text:p>
            <text:p>An Evaluation exception:</text:p>
            <text:p>No Definition org::yakindu::sct::generator::xpand::Main::main(sgen::GeneratorEntry) for sexec::ExecutionFlow could be found!</text:p>
            <text:p><text:tab/>Internal error : element was null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9">
          <table:table-cell table:style-name="ce6" office:value-type="string">
            <text:p>T8.4.1</text:p>
          </table:table-cell>
          <table:table-cell table:style-name="ce6" office:value-type="string">
            <text:p>Setup Xpand Generator Model</text:p>
          </table:table-cell>
          <table:table-cell table:style-name="ce6" office:value-type="string">
            <text:p>T8.4</text:p>
          </table:table-cell>
          <table:table-cell table:style-name="ce33" office:value-type="string">
            <text:p><text:span text:style-name="T16">Open file </text:span><text:span text:style-name="T17">StaircaseXpand.sgen and set following features:</text:span></text:p>
            <text:p><text:span text:style-name="T16">- targetFolder = "src-gen-xpand"</text:span></text:p>
            <text:p><text:span text:style-name="T18">- templateProject = "TestProject.generator.xpand"</text:span></text:p>
            <text:p><text:span text:style-name="T18">- templatePath = "testproject::generator::xpand::TextGenerator::main"</text:span></text:p>
          </table:table-cell>
          <table:table-cell table:style-name="ce20" office:value-type="string">
            <text:p>Folder <text:span text:style-name="T12">src-gen-xpand</text:span> with generated code created.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1">
          <table:table-cell table:style-name="ce6" office:value-type="string">
            <text:p>T8.5</text:p>
          </table:table-cell>
          <table:table-cell table:style-name="ce6" office:value-type="string">
            <text:p>Create Generator Model for Custom Xtend/Java Generator</text:p>
          </table:table-cell>
          <table:table-cell table:style-name="ce6" office:value-type="string">
            <text:p>T7.1</text:p>
          </table:table-cell>
          <table:table-cell table:style-name="ce20" office:value-type="string">
            <text:p><text:span text:style-name="T6">Select </text:span><text:span text:style-name="T3">TestProject</text:span><text:span text:style-name="T6"> in Package Explorer</text:span></text:p>
            <text:p><text:span text:style-name="T6">Select </text:span><text:span text:style-name="T3">File-&gt;New-&gt;Other</text:span><text:span text:style-name="T6"> (CTRL+N) from the menu</text:span></text:p>
            <text:p><text:span text:style-name="T6">Select </text:span><text:span text:style-name="T3">Yakindu-&gt;YAKINDU Statechart Generator Model</text:span></text:p>
            <text:p><text:span text:style-name="T6">Click on </text:span><text:span text:style-name="T3">Next</text:span><text:span text:style-name="T6"> button</text:span></text:p>
            <text:p><text:span text:style-name="T6">Set the name to S</text:span><text:span text:style-name="T13">taircaseXtend.sgen</text:span></text:p>
            <text:p><text:span text:style-name="T6">Click on </text:span><text:span text:style-name="T3">Next</text:span><text:span text:style-name="T6"> button</text:span></text:p>
            <text:p><text:span text:style-name="T6">Select </text:span><text:span text:style-name="T3">YAKINDU Xtend2/Java-based Generator</text:span></text:p>
            <text:p><text:span text:style-name="T6">Check </text:span><text:span text:style-name="T3">Staircase.sct </text:span><text:span text:style-name="T8">file</text:span></text:p>
            <text:p><text:span text:style-name="T6">Click on </text:span><text:span text:style-name="T3">Finish</text:span><text:span text:style-name="T6"> button</text:span></text:p>
          </table:table-cell>
          <table:table-cell table:style-name="ce32" office:value-type="string">
            <text:p>File <text:span text:style-name="T12">StaircaseXtend.sgen</text:span> created with initial settings</text:p>
            <text:p/>
            <text:p>An exception in console view:</text:p>
            <text:p/>
            <text:p>java.lang.ClassNotFoundException: org.yakindu.sct.generator.Generato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9">
          <table:table-cell table:style-name="ce6" office:value-type="string">
            <text:p>T8.5.1</text:p>
          </table:table-cell>
          <table:table-cell table:style-name="ce6" office:value-type="string">
            <text:p>Setup Xtend Generator Model</text:p>
          </table:table-cell>
          <table:table-cell table:style-name="ce6" office:value-type="string">
            <text:p>T8.5</text:p>
          </table:table-cell>
          <table:table-cell table:style-name="ce33" office:value-type="string">
            <text:p><text:span text:style-name="T16">Open file </text:span><text:span text:style-name="T17">StaircaseXtend.sgen and set following features:</text:span></text:p>
            <text:p><text:span text:style-name="T16">- targetFolder = "src-gen-xtend"</text:span></text:p>
            <text:p><text:span text:style-name="T18">- generatorProject = "TestProject.generator.xtend"</text:span></text:p>
            <text:p><text:span text:style-name="T18">- generatorClass = "testproject.generator.xtend.XtendGenerator"</text:span></text:p>
          </table:table-cell>
          <table:table-cell table:style-name="ce20" office:value-type="string">
            <text:p>Folder <text:span text:style-name="T12">src-gen-xtend</text:span> with generated code created.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5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5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0">20.01.2012</text:date>, <text:time>10:47:2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ühlbrandt</meta:initial-creator>
    <meta:creation-date>2012-01-13T15:08:34</meta:creation-date>
    <dc:date>2012-01-20T10:47:20</dc:date>
    <dc:creator>Markus Mühlbrandt</dc:creator>
    <meta:editing-duration>PT18H51M28S</meta:editing-duration>
    <meta:editing-cycles>148</meta:editing-cycles>
    <meta:generator>LibreOffice/3.4$Unix LibreOffice_project/340m1$Build-402</meta:generator>
    <meta:printed-by>Markus Mühlbrandt</meta:printed-by>
    <meta:print-date>2012-01-16T13:17:33</meta:print-date>
    <meta:document-statistic meta:table-count="9" meta:cell-count="400" meta:object-count="0"/>
  </office:meta>
</office:document-meta>
</file>